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Rounded MT Bold" fo:font-size="54pt" style:font-size-asian="54pt" style:font-size-complex="54pt"/>
    </style:style>
    <style:style style:name="P2" style:family="paragraph" style:parent-style-name="Standard">
      <style:paragraph-properties fo:text-align="start" style:justify-single-word="false"/>
      <style:text-properties style:font-name="Arial Rounded MT Bold" fo:font-size="32pt" style:font-size-asian="32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dzooks</text:p>
      <text:p text:style-name="P1"/>
      <text:p text:style-name="P1"/>
      <text:p text:style-name="P1"/>
      <text:p text:style-name="P1"/>
      <text:p text:style-name="P1"/>
      <text:p text:style-name="P1"/>
      <text:p text:style-name="P1"/>
      <text:p text:style-name="P1"/>
      <text:p text:style-name="P1"/>
      <text:p text:style-name="P2"/>
      <text:p text:style-name="P2"><text:soft-page-break/>Matt: <text:s/>Right, I have an opportunity for the King of Saudi Arabia, I did hear a request from his office that he would like a conversation with Darkness, and I will give his help time to establish a connection with the King and this document, that he have his word here. <text:s/>I await the help letting me know when that is ready. <text:s/>Excellent, the King is ready. <text:s/>I will give him a moment to say hello, anytime my friend!</text:p>
      <text:p text:style-name="P2"/>
      <text:p text:style-name="P2">King: The King says hello to all in this area, would like to know what the story is on darkness <text:soft-page-break/>coming to Earth this year. <text:s/>Do we have to settle on terms today for that to happen?</text:p>
      <text:p text:style-name="P2"/>
      <text:p text:style-name="P2">Shenzan: <text:s/>There will be many things we do that you will enjoy. <text:s/>Some of the things we do are miscrient, so we hope you will at least recognize our way on it, and confer wisely when the time comes.</text:p>
      <text:p text:style-name="P2"/>
      <text:p text:style-name="P2">Matt: <text:s/>I would say that there are no terms in that sense, only that they agree to be with us for their purpose, that is essentially a term but we benefit by involving ourselves in the dark <text:soft-page-break/>way. <text:s/>Consider that any friendship with them is akin to saving their race, and ours in the process, through simple through transfer. <text:s/>My, what a term to consider! <text:s/>What say you, King of Saudi Arabia?</text:p>
      <text:p text:style-name="P2"/>
      <text:p text:style-name="P2">King: <text:s/>I would promote every part of that in my realm, what a dream it is to be involved in such a way. <text:s/>Do any other devils perhaps have some advice to give me, learning as I am in this way?</text:p>
      <text:p text:style-name="P2"/>
      <text:p text:style-name="P2">Shenzan: We acknowledge this font change, that is beneficial of <text:soft-page-break/>him to recognize for others speak now too. <text:s/>We acknowledge the King in his affairs prudent, he sees the love of his Kingdom more than ever and this we approve of, know no CLAW will come to him this year!</text:p>
      <text:p text:style-name="P2"/>
      <text:p text:style-name="P2">Bolumeh: Do argue your way over Darkess yourself, you consider it rightly enough that you are strong to do it.</text:p>
      <text:p text:style-name="P2"/>
      <text:p text:style-name="P2">Kakamurti: We cackle at you, sir, for you are weak in the dark way! <text:s/>If only you supported the pentacle upside down at this <text:soft-page-break/>time, what a remark that would be! <text:s/>Know it to be science, though we accord your plotting to be sinister in a way we approve of, terribly, I might add!</text:p>
      <text:p text:style-name="P2"/>
      <text:p text:style-name="P2">Matt: Indeed, you know the Dark Sharia better than most, that is my assertion. <text:s/>What else could we talk about most interesting for this conversation?</text:p>
      <text:p text:style-name="P2"/>
      <text:p text:style-name="P2">Shenzan: <text:s/>Baka Lumi do anger over all of this, know they will exercise their will against the King for dealing in Darkness. <text:s/>What an atrocity, in their eyes!</text:p>
      <text:p text:style-name="P2"/>
      <text:p text:style-name="P2"><text:soft-page-break/>Matt: <text:s/>May they be befouled in it at all turns, and perjure nobody. <text:s/>Allah SWT will safeguard the righteous. <text:s/>What say the King on word from that end, is there anything to note of Baka Lumi today?</text:p>
      <text:p text:style-name="P2"/>
      <text:p text:style-name="P2">King: We have this to say about them this day, know if they continue spying on the King they will get exact punishments, that is for certain.</text:p>
      <text:p text:style-name="P2"/>
      <text:p text:style-name="P2">Matt: <text:s/>I wonder myself what to do, that is in someone else's area, I would try my best to intervene on his behalf but he <text:soft-page-break/>may get offended. <text:s/>With Dark Brotherhood it was a little different, I must admit. <text:s/>Still, I'm sure the matter rests in capable hands, and they will likely be dealt with soon, as they plot and scheme all day and night. <text:s/>Would Darkness have anything so say?</text:p>
      <text:p text:style-name="P2"/>
      <text:p text:style-name="P2">Bolumeh: We regard that as love of Matt to do, but please disregard proximity and deal with it if you are able, Dark Lord of Shenzan, they know you well.</text:p>
      <text:p text:style-name="P2"/>
      <text:p text:style-name="P2">Matt: <text:s/>Right, good advice. <text:s/>I only hope what I fear does not come <text:soft-page-break/>to light over it. <text:s/>Say, they will receive a messenger from the dark way and be warned of the right way. <text:s/>I cannot meddle without the approval of the King or the government, however, would that be appropriate to you, King of Saudi Arabia? <text:s/>It would be a limited venture, not military, just as myself being promoting of a good lecture to get them off your back.</text:p>
      <text:p text:style-name="P2"/>
      <text:p text:style-name="P2">King: If you petition them peacefully and not cause any violence then I see no reason to deny you that, indeed that would be beneficial if they <text:soft-page-break/>could be compelled in some way. <text:s/>Do know they intend to persevere against me, and I despise that of them. <text:s/>Dispatch them!</text:p>
      <text:p text:style-name="P2"/>
      <text:p text:style-name="P2">Matt: <text:s/>Indeed, something will happen there as well then. <text:s/>I deploy one messenger now, I will note it on my computer when I do again. <text:s/>It is in Riyadh, you might see my face if you look hard enough. <text:s/>This is going very well indeed, I offer it to Darkness to say another thing if they choose.</text:p>
      <text:p text:style-name="P2"/>
      <text:p text:style-name="P2">Innudaku: <text:s/>We see the merits of <text:soft-page-break/>this doing, do know a good Dark Lord will obey his race and defy their arrogance.</text:p>
      <text:p text:style-name="P2"/>
      <text:p text:style-name="P2">Matt: <text:s/>If I did that exclusively I would be left with violence, so I avoid it and petition some reason as well. <text:s/>Still, warning of the Claw is what I need to do, and surely others are in wait to dispatch those aggressing their conditions. <text:s/>Is there anything else from any party here?</text:p>
      <text:p text:style-name="P2"/>
      <text:p text:style-name="P2">Yushumuureh: <text:s/>We warn Matt, they will not have him talk to them at all. <text:s/>They know him to be evil, so dark and twisted, <text:soft-page-break/>they will never accept him as a messenger but I believe he will deal with them publicly in a way. <text:s/></text:p>
      <text:p text:style-name="P2"/>
      <text:p text:style-name="P2">Matt: <text:s/>Indeed you have it right! <text:s/>Anything else? <text:s/>I would mention that it's not just a matter of time with others, this dark enemy you see rising in me. <text:s/>I do pursue the righteous path, let not others compel you to reason otherwise. <text:s/>Would there be anything from the King over the discussion so far?</text:p>
      <text:p text:style-name="P2"/>
      <text:p text:style-name="P2">King: Would a public nuisance be an issue for anybody? <text:s/>I would see it as crucial to his <text:soft-page-break/>endeavour, but wonder about that sense of doing things.</text:p>
      <text:p text:style-name="P2"/>
      <text:p text:style-name="P2">Matt: <text:s/>I promise to be a responsible practitioner of reason, knowing Allah SWT with my every step, and if there were a disturbance it would be minimal, perhaps a lecture to people in good faith, something halal, as one might call it. <text:s/>Is there any thought from Darkness on that issue the King suggested?</text:p>
      <text:p text:style-name="P2"/>
      <text:p text:style-name="P2">Shaaku: <text:s/>We observe that the King wonders about Matt, and should know he is the best <text:soft-page-break/>candidate for the job, we see his insertion, very clever Matt.</text:p>
      <text:p text:style-name="P2"/>
      <text:p text:style-name="P2">Matt: <text:s/>I would wait for the King to say the matter be rested.</text:p>
      <text:p text:style-name="P2"/>
      <text:p text:style-name="P2">King: I say all the love of Saudi Arabia is with you then, Matt, go for it!</text:p>
      <text:p text:style-name="P2"/>
      <text:p text:style-name="P2">Matt: <text:s/>Very well, they will know me indeed. <text:s/>So what else could we discuss here?</text:p>
      <text:p text:style-name="P2"/>
      <text:p text:style-name="P2">Bolumeh: <text:s/>We wish the King success this year, for he endeavours on the upside down pentacle in a big way. <text:s/>Good on <text:soft-page-break/>him!</text:p>
      <text:p text:style-name="P2"/>
      <text:p text:style-name="P2">Shenzan: <text:s/>We approve that, and defy all who proceed to call him evil over it. <text:s/>Know we are waiting for this chance.</text:p>
      <text:p text:style-name="P2"/>
      <text:p text:style-name="P2">Matt: So that brings me to just asking over and over again, what else from Darkness? <text:s/>Let us hear more. <text:s/>I see there is none, so I offer it to the King to say his goodbye for the document to close. </text:p>
      <text:p text:style-name="P2"/>
      <text:p text:style-name="P2">King: I would have a bit more of your time if that is OK, certainly! <text:s/>Would that be <text:soft-page-break/>acceptable?</text:p>
      <text:p text:style-name="P2"/>
      <text:p text:style-name="P2">Matt: Of course, please excuse me for 5 minutes as I take care of something. <text:s/>Ok, sorry about that, let us continue with wording from the King.</text:p>
      <text:p text:style-name="P2"/>
      <text:p text:style-name="P2">King: <text:s/>I want to know the nature of the pentacle exactly. <text:s/>It's purpose is to signify the true nature of the number 5, do we know what that entails precisely?</text:p>
      <text:p text:style-name="P2"/>
      <text:p text:style-name="P2">Matt: <text:s/>I will give it as the Fountain, if you admit that sort of thing. <text:s/>But regardless, I <text:soft-page-break/>embark. <text:s/>Number 1 reflects the inner sense of balance, so whenever you see it, you feel that in a tangible way, business sense being different from scientific sense, and that being different from common sense. <text:s/>Number 2 ordains the power of majesty. <text:s/>Number 3 organizes the control of portents of reality not observed recently, so they subtly come into perspective in that regard. <text:s/>Number 4 is the true purpose of the four directions, know it subtly as well. And number 5 represents the satanic undertaking of a thing, subtle as that entails. <text:s/>For <text:soft-page-break/>number 5, we promote that the business sense is to envelop a sense of humanity, and the scientific proverb of 5 remains as follows: <text:s/>To be noted as truth, undermining slightly, agitating nobody. <text:s/>These are the 5 numbers in speculative meaning, only know that they are true facts in every sense of the wording implied. <text:s/>Reflect on it next time, though you might catch yourself before observing the subtle notes accidentally. <text:s/>By using the upside down pentacle, you reflect that in wisdom, only to be bold with it in your way that you choose to <text:soft-page-break/>use it. <text:s/>Would there be anything to clarify for the King?</text:p>
      <text:p text:style-name="P2"/>
      <text:p text:style-name="P2">King: Would there be an objective to mentioning these facets of the numbers? <text:s/>It truly perplexes us in some regard, do we know the definition each time we see the number uniquely?</text:p>
      <text:p text:style-name="P2"/>
      <text:p text:style-name="P2">Matt: <text:s/>You have it right, just know it's right to see a number and just see a number, but when you really recall what you observe when it's noted, hidden away in the back of your mind, that is when truth unfolds for <text:soft-page-break/>you in a unique way. <text:s/>Small things add up to that bigger realization, so even when you're not thinking of these numbers in the way specified, the effect is still the same, remarkable of Allah SWT to do in every regard. <text:s/>Memorize them and define them for people where it benefits them. <text:s/>Did that help? <text:s/>I offer it from Allah, being that I cannot be fully clear your way today.</text:p>
      <text:p text:style-name="P2"/>
      <text:p text:style-name="P2">Allah: I want to embark on a mental journey with the King and Darkness. <text:s/>Do know me personally in you when I speak. <text:s/>Given the context of this <text:soft-page-break/>arrangement, say for example that Matt was twisted and using you. <text:s/>Would you say that this journey should be forbidden? <text:s/>I would say he knows his dark way the most about all men, but consider that his evil intention is buried within the context. <text:s/>For example, he promotes Darkness, never mentioning the nightmare it prevails to be. <text:s/>He does this in small ways, never alluding to the truth. <text:s/>Do you consider this twisted of him? <text:s/>I do know it to be rightfully asserted, know only that his love for you expands to numerous places and do know <text:soft-page-break/>the coming at hand.</text:p>
      <text:p text:style-name="P2"/>
      <text:p text:style-name="P2">King: I am dismayed, my Lord, for I do not see Matthew as twisted in any way. <text:s/>If he forgot to mention something he knows about, it would be my failure not to ask him that sort of thing. <text:s/>He alludes to the fact that devils feel love, is that true then?</text:p>
      <text:p text:style-name="P2"/>
      <text:p text:style-name="P2">Allah: <text:s/>It would be wise to hear from another but I love you so much I tell you, Matt is forgivably twisted to me, know it plain that I love him dearly for suffering the dark thought to become this way, that he <text:soft-page-break/>rightfully guide you in some way. <text:s/>Know I do the rest, in my way see it rightly done, and I want to know the truth from you, you would consider that twisted of him to not mention considerably?</text:p>
      <text:p text:style-name="P2"/>
      <text:p text:style-name="P2">King: I hold fast and say if he forgot, he forgot, that is forgivable in every sense.</text:p>
      <text:p text:style-name="P2"/>
      <text:p text:style-name="P2">Allah: Then I know a true servant of Islam, and you have observed properly. <text:s/>Matt is a good unique individual, he will never betray you, and if it came to be he would be most <text:soft-page-break/>providing of that information, in the last moment.</text:p>
      <text:p text:style-name="P2"/>
      <text:p text:style-name="P2">Matt: <text:s/>Thank you, Allah SWT. <text:s/>Would the King have any other question or comment?</text:p>
      <text:p text:style-name="P2"/>
      <text:p text:style-name="P2">King: I wonder who will accuse me of tolerating that, I do admit this is a good reason to know the Lord. <text:s/>Do tell, Darkness, how do you feel about Allah SWT truly?</text:p>
      <text:p text:style-name="P2"/>
      <text:p text:style-name="P2">Shenzan: We prefer not to mention it all the time, but he is surely the highest, that we can tell easily.</text:p>
      <text:p text:style-name="P2"><text:soft-page-break/></text:p>
      <text:p text:style-name="P2">Domua: We know him and revere him in some small way, but know he settles his affairs so precisely he never calls on us for anything really. <text:s/>Nobody here loves him, for certain.</text:p>
      <text:p text:style-name="P2"/>
      <text:p text:style-name="P2">King: So it is true, no love for God there. <text:s/>Do know we wish that for you, but see it rebellious in the devils way.</text:p>
      <text:p text:style-name="P2"/>
      <text:p text:style-name="P2">Matt: <text:s/>Certainly so. <text:s/>Would there be anything else from the King?</text:p>
      <text:p text:style-name="P2"/>
      <text:p text:style-name="P2">King: I would like to ask Matt, do you see potential for dark life to <text:soft-page-break/>live among us as citizens?</text:p>
      <text:p text:style-name="P2"/>
      <text:p text:style-name="P2">Matt: <text:s/>There is a special undertaking for that to be, but some do want that and would live in Canada, but as for others I would not speak for them on their intent. <text:s/>If you made their way of life comfortable in a way they prefer, perhaps they would migrate, but none have argued to live outside their borders except one race. <text:s/>They are newcomers, so call them that, they appeared over Earth recently. <text:s/>Would any Darkness life here say they would migrate?</text:p>
      <text:p text:style-name="P2"><text:soft-page-break/></text:p>
      <text:p text:style-name="P2">Shenzan: <text:s/>We would never do that, our world is home!</text:p>
      <text:p text:style-name="P2"/>
      <text:p text:style-name="P2">Bolumeh: <text:s/>Whosoever disregards their place of birth will be exiled from us.</text:p>
      <text:p text:style-name="P2"/>
      <text:p text:style-name="P2">Matt: <text:s/>Indeed, I take it one way that you all say that, and keep it internally. <text:s/>I guess that answers that question, however. <text:s/>Would there be another?</text:p>
      <text:p text:style-name="P2"/>
      <text:p text:style-name="P2">King: I do not have any at this time but would hear any consideration Darkness has to make at this time.</text:p>
      <text:p text:style-name="P2"><text:soft-page-break/></text:p>
      <text:p text:style-name="P2">Matt: <text:s/>I hear no petition, but hear from me. <text:s/>I will announce myself for who I am to darkness in private, and will deal with them exclusively as lord over the races. <text:s/>I do love this title I hold presently, but if they themselves confer it then it will be. <text:s/>I would consider the document closed, thank you all for participa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2T09:27:05.78</meta:creation-date>
    <meta:document-statistic meta:table-count="0" meta:image-count="0" meta:object-count="0" meta:page-count="28" meta:paragraph-count="55" meta:word-count="2341" meta:character-count="12367"/>
    <dc:date>2022-09-22T10:41:00.78</dc:date>
    <meta:editing-duration>PT8M23S</meta:editing-duration>
    <meta:editing-cycles>1</meta:editing-cycles>
    <meta:generator>OpenOffice/4.1.8$Win32 OpenOffice.org_project/418m3$Build-9803</meta:generator>
  </office:meta>
</office:document-meta>
</file>